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d2fb" officeooo:paragraph-rsid="000126bc"/>
    </style:style>
    <style:style style:name="P2" style:family="paragraph" style:parent-style-name="Standard">
      <style:text-properties officeooo:rsid="0004d2fb" officeooo:paragraph-rsid="000126bc"/>
    </style:style>
    <style:style style:name="P3" style:family="paragraph" style:parent-style-name="Standard">
      <style:text-properties officeooo:rsid="000324e3" officeooo:paragraph-rsid="000126bc"/>
    </style:style>
    <style:style style:name="P4" style:family="paragraph" style:parent-style-name="Standard">
      <style:text-properties officeooo:rsid="0005eb91" officeooo:paragraph-rsid="000126bc"/>
    </style:style>
    <style:style style:name="P5" style:family="paragraph" style:parent-style-name="Standard">
      <style:text-properties officeooo:paragraph-rsid="000126bc"/>
    </style:style>
    <style:style style:name="P6" style:family="paragraph" style:parent-style-name="Standard">
      <style:paragraph-properties fo:text-align="start" style:justify-single-word="false"/>
      <style:text-properties officeooo:rsid="0008f365" officeooo:paragraph-rsid="000126bc"/>
    </style:style>
    <style:style style:name="P7" style:family="paragraph" style:parent-style-name="Standard" style:list-style-name="L11">
      <style:paragraph-properties fo:text-align="start" style:justify-single-word="false"/>
      <style:text-properties officeooo:rsid="0008f365" officeooo:paragraph-rsid="000126bc"/>
    </style:style>
    <style:style style:name="P8" style:family="paragraph" style:parent-style-name="Standard" style:list-style-name="L2">
      <style:text-properties officeooo:rsid="0008f365" officeooo:paragraph-rsid="000126bc"/>
    </style:style>
    <style:style style:name="P9" style:family="paragraph" style:parent-style-name="Standard" style:list-style-name="L7">
      <style:text-properties officeooo:rsid="0008f365" officeooo:paragraph-rsid="000126bc"/>
    </style:style>
    <style:style style:name="P10" style:family="paragraph" style:parent-style-name="Standard" style:list-style-name="L8">
      <style:text-properties officeooo:rsid="0008f365" officeooo:paragraph-rsid="000126bc"/>
    </style:style>
    <style:style style:name="P11" style:family="paragraph" style:parent-style-name="Standard" style:list-style-name="L9">
      <style:text-properties officeooo:rsid="0008f365" officeooo:paragraph-rsid="000126bc"/>
    </style:style>
    <style:style style:name="P12" style:family="paragraph" style:parent-style-name="Standard" style:list-style-name="L10">
      <style:text-properties officeooo:rsid="0008f365" officeooo:paragraph-rsid="000126bc"/>
    </style:style>
    <style:style style:name="P13" style:family="paragraph" style:parent-style-name="Standard" style:list-style-name="L11">
      <style:text-properties officeooo:rsid="0008f365" officeooo:paragraph-rsid="000126bc"/>
    </style:style>
    <style:style style:name="P14" style:family="paragraph" style:parent-style-name="Standard">
      <style:text-properties officeooo:rsid="0008f365" officeooo:paragraph-rsid="000126bc"/>
    </style:style>
    <style:style style:name="P15" style:family="paragraph" style:parent-style-name="Standard" style:list-style-name="L13">
      <style:text-properties officeooo:rsid="0008f365" officeooo:paragraph-rsid="000126bc"/>
    </style:style>
    <style:style style:name="P16" style:family="paragraph" style:parent-style-name="Standard" style:list-style-name="L18">
      <style:text-properties officeooo:rsid="0008f365" officeooo:paragraph-rsid="000126bc"/>
    </style:style>
    <style:style style:name="P17" style:family="paragraph" style:parent-style-name="Standard" style:list-style-name="L21">
      <style:text-properties officeooo:rsid="0008f365" officeooo:paragraph-rsid="000126bc"/>
    </style:style>
    <style:style style:name="P18" style:family="paragraph" style:parent-style-name="Standard" style:list-style-name="L22">
      <style:text-properties officeooo:rsid="0008f365" officeooo:paragraph-rsid="000126bc"/>
    </style:style>
    <style:style style:name="P19" style:family="paragraph" style:parent-style-name="Standard" style:list-style-name="L31">
      <style:text-properties officeooo:rsid="0008f365" officeooo:paragraph-rsid="000126bc"/>
    </style:style>
    <style:style style:name="P20" style:family="paragraph" style:parent-style-name="Standard" style:list-style-name="L34">
      <style:text-properties officeooo:rsid="0008f365" officeooo:paragraph-rsid="000126bc"/>
    </style:style>
    <style:style style:name="P21" style:family="paragraph" style:parent-style-name="Standard" style:list-style-name="L46">
      <style:text-properties officeooo:rsid="0008f365" officeooo:paragraph-rsid="000126bc"/>
    </style:style>
    <style:style style:name="P22" style:family="paragraph" style:parent-style-name="Standard" style:list-style-name="L49">
      <style:text-properties officeooo:rsid="0008f365" officeooo:paragraph-rsid="000126bc"/>
    </style:style>
    <style:style style:name="P23" style:family="paragraph" style:parent-style-name="Standard" style:list-style-name="L61">
      <style:text-properties officeooo:rsid="0008f365" officeooo:paragraph-rsid="000126bc"/>
    </style:style>
    <style:style style:name="P24" style:family="paragraph" style:parent-style-name="Standard" style:list-style-name="L64">
      <style:text-properties officeooo:rsid="0008f365" officeooo:paragraph-rsid="000126bc"/>
    </style:style>
    <style:style style:name="P25" style:family="paragraph" style:parent-style-name="Standard" style:list-style-name="L76">
      <style:text-properties officeooo:rsid="0008f365" officeooo:paragraph-rsid="000126bc"/>
    </style:style>
    <style:style style:name="P26" style:family="paragraph" style:parent-style-name="Standard" style:list-style-name="L79">
      <style:text-properties officeooo:rsid="0008f365" officeooo:paragraph-rsid="000126bc"/>
    </style:style>
    <style:style style:name="P27" style:family="paragraph" style:parent-style-name="Standard">
      <style:text-properties fo:font-weight="bold" officeooo:rsid="0008f365" officeooo:paragraph-rsid="000126b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03cab5" officeooo:paragraph-rsid="000126bc"/>
    </style:style>
    <style:style style:name="P29" style:family="paragraph" style:parent-style-name="Standard" style:list-style-name="L22">
      <style:paragraph-properties fo:text-align="start" style:justify-single-word="false"/>
      <style:text-properties officeooo:rsid="0003cab5" officeooo:paragraph-rsid="000126bc"/>
    </style:style>
    <style:style style:name="P30" style:family="paragraph" style:parent-style-name="Standard" style:list-style-name="L19">
      <style:text-properties officeooo:rsid="0003cab5" officeooo:paragraph-rsid="000126bc"/>
    </style:style>
    <style:style style:name="P31" style:family="paragraph" style:parent-style-name="Standard" style:list-style-name="L20">
      <style:text-properties officeooo:rsid="0003cab5" officeooo:paragraph-rsid="000126bc"/>
    </style:style>
    <style:style style:name="P32" style:family="paragraph" style:parent-style-name="Standard" style:list-style-name="L22">
      <style:text-properties officeooo:rsid="0003cab5" officeooo:paragraph-rsid="000126bc"/>
    </style:style>
    <style:style style:name="P33" style:family="paragraph" style:parent-style-name="Standard">
      <style:text-properties officeooo:rsid="0003cab5" officeooo:paragraph-rsid="000126bc"/>
    </style:style>
    <style:style style:name="P34" style:family="paragraph" style:parent-style-name="Standard">
      <style:paragraph-properties fo:text-align="start" style:justify-single-word="false"/>
      <style:text-properties officeooo:rsid="000a10ab" officeooo:paragraph-rsid="000126bc"/>
    </style:style>
    <style:style style:name="P35" style:family="paragraph" style:parent-style-name="Standard" style:list-style-name="L37">
      <style:paragraph-properties fo:text-align="start" style:justify-single-word="false"/>
      <style:text-properties officeooo:rsid="000a10ab" officeooo:paragraph-rsid="000126bc"/>
    </style:style>
    <style:style style:name="P36" style:family="paragraph" style:parent-style-name="Standard" style:list-style-name="L24">
      <style:text-properties officeooo:rsid="000a10ab" officeooo:paragraph-rsid="000126bc"/>
    </style:style>
    <style:style style:name="P37" style:family="paragraph" style:parent-style-name="Standard" style:list-style-name="L32">
      <style:text-properties officeooo:rsid="000a10ab" officeooo:paragraph-rsid="000126bc"/>
    </style:style>
    <style:style style:name="P38" style:family="paragraph" style:parent-style-name="Standard" style:list-style-name="L33">
      <style:text-properties officeooo:rsid="000a10ab" officeooo:paragraph-rsid="000126bc"/>
    </style:style>
    <style:style style:name="P39" style:family="paragraph" style:parent-style-name="Standard" style:list-style-name="L34">
      <style:text-properties officeooo:rsid="000a10ab" officeooo:paragraph-rsid="000126bc"/>
    </style:style>
    <style:style style:name="P40" style:family="paragraph" style:parent-style-name="Standard" style:list-style-name="L35">
      <style:text-properties officeooo:rsid="000a10ab" officeooo:paragraph-rsid="000126bc"/>
    </style:style>
    <style:style style:name="P41" style:family="paragraph" style:parent-style-name="Standard" style:list-style-name="L36">
      <style:text-properties officeooo:rsid="000a10ab" officeooo:paragraph-rsid="000126bc"/>
    </style:style>
    <style:style style:name="P42" style:family="paragraph" style:parent-style-name="Standard" style:list-style-name="L37">
      <style:text-properties officeooo:rsid="000a10ab" officeooo:paragraph-rsid="000126bc"/>
    </style:style>
    <style:style style:name="P43" style:family="paragraph" style:parent-style-name="Standard">
      <style:text-properties officeooo:rsid="000a10ab" officeooo:paragraph-rsid="000126bc"/>
    </style:style>
    <style:style style:name="P44" style:family="paragraph" style:parent-style-name="Standard" style:list-style-name="L50">
      <style:text-properties officeooo:rsid="000a10ab" officeooo:paragraph-rsid="000126bc"/>
    </style:style>
    <style:style style:name="P45" style:family="paragraph" style:parent-style-name="Standard" style:list-style-name="L51">
      <style:text-properties officeooo:rsid="000a10ab" officeooo:paragraph-rsid="000126bc"/>
    </style:style>
    <style:style style:name="P46" style:family="paragraph" style:parent-style-name="Standard">
      <style:paragraph-properties fo:text-align="start" style:justify-single-word="false"/>
      <style:text-properties officeooo:rsid="000a285a" officeooo:paragraph-rsid="000126bc"/>
    </style:style>
    <style:style style:name="P47" style:family="paragraph" style:parent-style-name="Standard" style:list-style-name="L52">
      <style:paragraph-properties fo:text-align="start" style:justify-single-word="false"/>
      <style:text-properties officeooo:rsid="000a285a" officeooo:paragraph-rsid="000126bc"/>
    </style:style>
    <style:style style:name="P48" style:family="paragraph" style:parent-style-name="Standard" style:list-style-name="L47">
      <style:text-properties officeooo:rsid="000a285a" officeooo:paragraph-rsid="000126bc"/>
    </style:style>
    <style:style style:name="P49" style:family="paragraph" style:parent-style-name="Standard" style:list-style-name="L49">
      <style:text-properties officeooo:rsid="000a285a" officeooo:paragraph-rsid="000126bc"/>
    </style:style>
    <style:style style:name="P50" style:family="paragraph" style:parent-style-name="Standard" style:list-style-name="L50">
      <style:text-properties officeooo:rsid="000a285a" officeooo:paragraph-rsid="000126bc"/>
    </style:style>
    <style:style style:name="P51" style:family="paragraph" style:parent-style-name="Standard" style:list-style-name="L62">
      <style:text-properties officeooo:rsid="000a285a" officeooo:paragraph-rsid="000126bc"/>
    </style:style>
    <style:style style:name="P52" style:family="paragraph" style:parent-style-name="Standard" style:list-style-name="L39">
      <style:text-properties officeooo:rsid="000ca35d" officeooo:paragraph-rsid="000126bc"/>
    </style:style>
    <style:style style:name="P53" style:family="paragraph" style:parent-style-name="Standard" style:list-style-name="L54">
      <style:text-properties officeooo:rsid="000ca35d" officeooo:paragraph-rsid="000126bc"/>
    </style:style>
    <style:style style:name="P54" style:family="paragraph" style:parent-style-name="Standard" style:list-style-name="L48">
      <style:text-properties officeooo:rsid="000bbcda" officeooo:paragraph-rsid="000126bc"/>
    </style:style>
    <style:style style:name="P55" style:family="paragraph" style:parent-style-name="Standard">
      <style:paragraph-properties fo:text-align="start" style:justify-single-word="false"/>
      <style:text-properties officeooo:rsid="001005fe" officeooo:paragraph-rsid="000126bc"/>
    </style:style>
    <style:style style:name="P56" style:family="paragraph" style:parent-style-name="Standard" style:list-style-name="L67">
      <style:paragraph-properties fo:text-align="start" style:justify-single-word="false"/>
      <style:text-properties officeooo:rsid="001005fe" officeooo:paragraph-rsid="000126bc"/>
    </style:style>
    <style:style style:name="P57" style:family="paragraph" style:parent-style-name="Standard" style:list-style-name="L62">
      <style:text-properties officeooo:rsid="001005fe" officeooo:paragraph-rsid="000126bc"/>
    </style:style>
    <style:style style:name="P58" style:family="paragraph" style:parent-style-name="Standard" style:list-style-name="L63">
      <style:text-properties officeooo:rsid="001005fe" officeooo:paragraph-rsid="000126bc"/>
    </style:style>
    <style:style style:name="P59" style:family="paragraph" style:parent-style-name="Standard" style:list-style-name="L64">
      <style:text-properties officeooo:rsid="001005fe" officeooo:paragraph-rsid="000126bc"/>
    </style:style>
    <style:style style:name="P60" style:family="paragraph" style:parent-style-name="Standard" style:list-style-name="L65">
      <style:text-properties officeooo:rsid="001005fe" officeooo:paragraph-rsid="000126bc"/>
    </style:style>
    <style:style style:name="P61" style:family="paragraph" style:parent-style-name="Standard" style:list-style-name="L66">
      <style:text-properties officeooo:rsid="001005fe" officeooo:paragraph-rsid="000126bc"/>
    </style:style>
    <style:style style:name="P62" style:family="paragraph" style:parent-style-name="Standard" style:list-style-name="L81">
      <style:text-properties officeooo:rsid="001005fe" officeooo:paragraph-rsid="000126bc"/>
    </style:style>
    <style:style style:name="P63" style:family="paragraph" style:parent-style-name="Standard">
      <style:paragraph-properties fo:text-align="start" style:justify-single-word="false"/>
      <style:text-properties officeooo:rsid="00105517" officeooo:paragraph-rsid="000126bc"/>
    </style:style>
    <style:style style:name="P64" style:family="paragraph" style:parent-style-name="Standard" style:list-style-name="L82">
      <style:paragraph-properties fo:text-align="start" style:justify-single-word="false"/>
      <style:text-properties officeooo:rsid="00105517" officeooo:paragraph-rsid="000126bc"/>
    </style:style>
    <style:style style:name="P65" style:family="paragraph" style:parent-style-name="Standard" style:list-style-name="L69">
      <style:text-properties officeooo:rsid="00105517" officeooo:paragraph-rsid="000126bc"/>
    </style:style>
    <style:style style:name="P66" style:family="paragraph" style:parent-style-name="Standard" style:list-style-name="L77">
      <style:text-properties officeooo:rsid="00105517" officeooo:paragraph-rsid="000126bc"/>
    </style:style>
    <style:style style:name="P67" style:family="paragraph" style:parent-style-name="Standard" style:list-style-name="L78">
      <style:text-properties officeooo:rsid="00105517" officeooo:paragraph-rsid="000126bc"/>
    </style:style>
    <style:style style:name="P68" style:family="paragraph" style:parent-style-name="Standard" style:list-style-name="L79">
      <style:text-properties officeooo:rsid="00105517" officeooo:paragraph-rsid="000126bc"/>
    </style:style>
    <style:style style:name="P69" style:family="paragraph" style:parent-style-name="Standard" style:list-style-name="L80">
      <style:text-properties officeooo:rsid="0011bad1" officeooo:paragraph-rsid="000126bc"/>
    </style:style>
    <style:style style:name="P70" style:family="paragraph" style:parent-style-name="Standard" style:list-style-name="L81">
      <style:text-properties officeooo:rsid="0011bad1" officeooo:paragraph-rsid="000126bc"/>
    </style:style>
    <style:style style:name="P71" style:family="paragraph" style:parent-style-name="Text_20_body">
      <style:paragraph-properties fo:text-align="start" style:justify-single-word="false"/>
      <style:text-properties officeooo:rsid="0000a5f7" officeooo:paragraph-rsid="0000a5f7"/>
    </style:style>
    <style:style style:name="P72" style:family="paragraph" style:parent-style-name="Text_20_body">
      <style:paragraph-properties fo:text-align="start" style:justify-single-word="false"/>
      <style:text-properties fo:language="de" fo:country="DE" officeooo:rsid="000199b8" officeooo:paragraph-rsid="000199b8"/>
    </style:style>
    <style:style style:name="P73" style:family="paragraph" style:parent-style-name="Text_20_body">
      <style:paragraph-properties fo:text-align="start" style:justify-single-word="false"/>
      <style:text-properties fo:language="de" fo:country="DE" officeooo:rsid="0001ecbe" officeooo:paragraph-rsid="0001ecbe"/>
    </style:style>
    <style:style style:name="P74" style:family="paragraph" style:parent-style-name="Text_20_body">
      <style:paragraph-properties fo:text-align="start" style:justify-single-word="false"/>
      <style:text-properties fo:language="de" fo:country="DE" fo:font-weight="bold" officeooo:rsid="0001ecbe" officeooo:paragraph-rsid="0001ecbe" style:font-weight-asian="bold" style:font-weight-complex="bold"/>
    </style:style>
    <style:style style:name="P75" style:family="paragraph" style:parent-style-name="Text_20_body">
      <style:paragraph-properties fo:text-align="center" style:justify-single-word="false"/>
      <style:text-properties officeooo:paragraph-rsid="0000a5f7"/>
    </style:style>
    <style:style style:name="P76" style:family="paragraph" style:parent-style-name="Text_20_body">
      <style:paragraph-properties fo:text-align="start" style:justify-single-word="false"/>
      <style:text-properties officeooo:paragraph-rsid="0000a5f7"/>
    </style:style>
    <style:style style:name="P77" style:family="paragraph" style:parent-style-name="Text_20_body">
      <style:paragraph-properties fo:text-align="start" style:justify-single-word="false"/>
      <style:text-properties officeooo:rsid="000126bc" officeooo:paragraph-rsid="000126bc"/>
    </style:style>
    <style:style style:name="P78" style:family="paragraph" style:parent-style-name="Title">
      <style:text-properties fo:language="de" fo:country="DE" officeooo:rsid="0000a5f7" officeooo:paragraph-rsid="0000a5f7"/>
    </style:style>
    <style:style style:name="P79" style:family="paragraph" style:parent-style-name="Heading_20_1">
      <style:paragraph-properties fo:text-align="start" style:justify-single-word="false"/>
      <style:text-properties fo:language="de" fo:country="DE" officeooo:rsid="000199b8" officeooo:paragraph-rsid="000199b8"/>
    </style:style>
    <style:style style:name="P80" style:family="paragraph" style:parent-style-name="Heading_20_3">
      <style:paragraph-properties fo:text-align="center" style:justify-single-word="false"/>
      <style:text-properties fo:language="de" fo:country="DE" officeooo:rsid="0000a5f7" officeooo:paragraph-rsid="0000a5f7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0a5f7"/>
    </style:style>
    <style:style style:name="T3" style:family="text">
      <style:text-properties fo:language="de" fo:country="DE" officeooo:rsid="000126bc"/>
    </style:style>
    <style:style style:name="T4" style:family="text">
      <style:text-properties fo:language="de" fo:country="DE" officeooo:rsid="0011bad1"/>
    </style:style>
    <style:style style:name="T5" style:family="text">
      <style:text-properties officeooo:rsid="000126bc"/>
    </style:style>
    <style:style style:name="T6" style:family="text">
      <style:text-properties officeooo:rsid="000324e3"/>
    </style:style>
    <style:style style:name="T7" style:family="text">
      <style:text-properties officeooo:rsid="0005eb91"/>
    </style:style>
    <style:style style:name="T8" style:family="text">
      <style:text-properties officeooo:rsid="0008f365"/>
    </style:style>
    <style:style style:name="T9" style:family="text">
      <style:text-properties officeooo:rsid="000d913b"/>
    </style:style>
    <style:style style:name="T10" style:family="text">
      <style:text-properties officeooo:rsid="001005fe"/>
    </style:style>
    <style:style style:name="T11" style:family="text">
      <style:text-properties officeooo:rsid="0011bad1"/>
    </style:style>
    <style:style style:name="T12" style:family="text">
      <style:text-properties officeooo:rsid="0001ecbe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User Management Tool</text:p>
      <text:h text:style-name="P80" text:outline-level="3">Alexander Grümbel und Adrian Beutler, <text:span text:style-name="T5">Gruppe C, 3FA073</text:span></text:h>
      <text:p text:style-name="P75"><text:span text:style-name="T3">https://github.com/AlexGruebel/UserManagementProjectAP2019-</text:span></text:p>
      <text:p text:style-name="P76"><text:span text:style-name="T2"/></text:p>
      <text:p text:style-name="P71"><text:span text:style-name="T1">Beschreibung: Das Usermanagement Tool soll Administratoren die Möglichkeit bieten Datenbanken dynamisch editieren zu können.</text:span></text:p>
      <text:p text:style-name="P71"><text:span text:style-name="T1">Dazu gibt es eine GUI die alle Inhalte einer Datenbank in einem Baum darstellt und es erlaubt diese zu editieren.</text:span></text:p>
      <text:p text:style-name="P71"><text:span text:style-name="T1">Die GUI kommuniziert über eine REST API per Json Dokumenten mit der Datenbank.<text:line-break/>Ziel ist es von einer konkreten Datenbank </text:span><text:span text:style-name="T3">über die REST API auf eine generische GUI zuzugreifen.</text:span></text:p>
      <text:p text:style-name="P77"><text:span text:style-name="T3">D</text:span><text:span text:style-name="T1">as konkrete Datenbank Modell beschreibt eine Userverwaltung in der es User gibt die in Gruppen sind und diese Gruppen jeweils bestimmte Permissions haben.</text:span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oft-page-break/><text:span text:style-name="T1"/></text:p>
      <text:p text:style-name="P5">19.02.2019</text:p>
      <text:p text:style-name="P5">Initial Meeting</text:p>
      <text:p text:style-name="P5">Kickoff</text:p>
      <text:p text:style-name="P5"/>
      <text:p text:style-name="P5">Diskussion über Module. Aufbau und Aufgabenverteilung</text:p>
      <text:p text:style-name="P2">Frontend: Adrian</text:p>
      <text:p text:style-name="P2">Backend: Alex</text:p>
      <text:p text:style-name="P5"/>
      <text:p text:style-name="P5">1) Benutzte Software/Schnittstellen</text:p>
      <text:p text:style-name="P5"><text:tab/>- Client in C++/Qt 5.9.1</text:p>
      <text:p text:style-name="P5"><text:tab/>- RestApi mit Java, Spring Boot</text:p>
      <text:p text:style-name="P5"><text:tab/>- Datenbank MySql <text:span text:style-name="T6">5.6.21</text:span></text:p>
      <text:p text:style-name="P5"/>
      <text:p text:style-name="P5">2) Grobes Design</text:p>
      <text:p text:style-name="P5">C++ Client bietet <text:span text:style-name="T6">Initialisierung</text:span> der D<text:span text:style-name="T6">atenbank an, wenn sie noch nicht existiert</text:span></text:p>
      <text:p text:style-name="P3">Ansonsten bietet er eine User und Admin Oberfläche an. (Die User Oberfläche wird zu einem späterem Zeitpunkt besprochen)</text:p>
      <text:p text:style-name="P3"/>
      <text:p text:style-name="P3">Es gibt ein vorgeschaltetes Einlogfenster</text:p>
      <text:p text:style-name="P3"/>
      <text:p text:style-name="P3">Die Adminoberfläche bietet folgende Funktionalität</text:p>
      <text:p text:style-name="P3">- User hinzufügen (auch als Admin)</text:p>
      <text:p text:style-name="P3">- User löschen</text:p>
      <text:p text:style-name="P3">- User editieren</text:p>
      <text:p text:style-name="P3">- Gruppen anlegen</text:p>
      <text:p text:style-name="P3">- User zu Gruppen hinzufügen</text:p>
      <text:p text:style-name="P5"><text:tab/></text:p>
      <text:p text:style-name="P3">3) Datenbank</text:p>
      <text:p text:style-name="P3">ER Diagramm</text:p>
      <text:p text:style-name="P2">Passwort Hash und ob User Einzelrechte erhalten können, werden später besprochen</text:p>
      <text:p text:style-name="P2"/>
      <text:p text:style-name="P2">4) Rest API</text:p>
      <text:p text:style-name="P2">Zur Application/Databasen anbindung wird eine Rest API verwendet. </text:p>
      <text:p text:style-name="P2">Get:</text:p>
      <text:p text:style-name="P2">- Liste alle User (Name + ID) <text:span text:style-name="T7">(/users)</text:span></text:p>
      <text:p text:style-name="P2">- Userdetails (Alle Daten <text:span text:style-name="T7">eines speziellen Users) (/userdetails/{id}</text:span></text:p>
      <text:p text:style-name="P2">- <text:span text:style-name="T7">more to come</text:span></text:p>
      <text:p text:style-name="P2"/>
      <text:p text:style-name="P4">Post:</text:p>
      <text:p text:style-name="P4">- /userdetails</text:p>
      <text:p text:style-name="P4">- /group</text:p>
      <text:p text:style-name="P4"/>
      <text:p text:style-name="P4">Put:</text:p>
      <text:p text:style-name="P4">- /userdetails/{id}/</text:p>
      <text:p text:style-name="P4"/>
      <text:p text:style-name="P2"/>
      <text:p text:style-name="P2"/>
      <text:p text:style-name="P2"><text:soft-page-break/></text:p>
      <text:p text:style-name="P1"><text:span text:style-name="T1"/></text:p>
      <text:p text:style-name="P5"><text:span text:style-name="T8">20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list xml:id="list1413047633" text:style-name="L2">
        <text:list-item>
          <text:p text:style-name="P8">Git Struktur eingerichtet</text:p>
        </text:list-item>
        <text:list-item>
          <text:p text:style-name="P8">Ideen Sammlung</text:p>
        </text:list-item>
        <text:list-item>
          <text:p text:style-name="P8">Teambuilding</text:p>
        </text:list-item>
      </text:list>
      <text:p text:style-name="P14"/>
      <text:p text:style-name="P14">Ziele:</text:p>
      <text:list xml:id="list2424097165" text:style-name="L7">
        <text:list-item>
          <text:p text:style-name="P9">Dokumentationstool finden</text:p>
        </text:list-item>
      </text:list>
      <text:list xml:id="list143236954053029" text:continue-list="list1413047633" text:style-name="L2">
        <text:list-header>
          <text:p text:style-name="P8"/>
        </text:list-header>
      </text:list>
      <text:p text:style-name="P27">Frontend</text:p>
      <text:p text:style-name="P14"/>
      <text:p text:style-name="P14">Getan:</text:p>
      <text:list xml:id="list1851932388" text:style-name="L8">
        <text:list-item>
          <text:p text:style-name="P10">Einarbeitung in HTTP Requests <text:s/>(REST) mithilfe von C++ &amp; QT</text:p>
        </text:list-item>
      </text:list>
      <text:p text:style-name="P5"/>
      <text:p text:style-name="P14">Ziele:</text:p>
      <text:list xml:id="list2113929462" text:style-name="L9">
        <text:list-item>
          <text:p text:style-name="P11">Planung der GUI auf Papier + erstere Prototyp </text:p>
        </text:list-item>
      </text:list>
      <text:p text:style-name="P14"/>
      <text:p text:style-name="P14"/>
      <text:p text:style-name="P27">Backend</text:p>
      <text:p text:style-name="P14"/>
      <text:p text:style-name="P14">Getan:</text:p>
      <text:list xml:id="list1440963608" text:style-name="L10">
        <text:list-item>
          <text:p text:style-name="P12">erste DB Prototyp aufgesetzt </text:p>
        </text:list-item>
        <text:list-item>
          <text:p text:style-name="P12">Sprint Boot Projekt erstellt </text:p>
        </text:list-item>
        <text:list-item>
          <text:p text:style-name="P12">ersten Lauffähigen REST Controller programmiert</text:p>
        </text:list-item>
      </text:list>
      <text:p text:style-name="P14"/>
      <text:p text:style-name="P14">Ziel:</text:p>
      <text:list xml:id="list3141560586" text:style-name="L11">
        <text:list-item>
          <text:p text:style-name="P13">Swagger UI einbinden</text:p>
        </text:list-item>
        <text:list-item>
          <text:p text:style-name="P7"><text:span text:style-name="T1">weitere REST Controller programmieren 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5"><text:span text:style-name="T8">21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p text:style-name="P14"/>
      <text:p text:style-name="P14">Ziele:</text:p>
      <text:list xml:id="list3891388312" text:style-name="L13">
        <text:list-item>
          <text:p text:style-name="P15">Dokumentationstool finden</text:p>
        </text:list-item>
      </text:list>
      <text:list xml:id="list597214489" text:style-name="L18">
        <text:list-header>
          <text:p text:style-name="P16"/>
        </text:list-header>
      </text:list>
      <text:p text:style-name="P27">Frontend</text:p>
      <text:p text:style-name="P14"/>
      <text:p text:style-name="P14">Getan:</text:p>
      <text:list xml:id="list2688647026" text:style-name="L19">
        <text:list-item>
          <text:p text:style-name="P30">Planung der Klassenstruktur </text:p>
        </text:list-item>
      </text:list>
      <text:p text:style-name="P5"/>
      <text:p text:style-name="P33">Probleme:</text:p>
      <text:list xml:id="list3836501319" text:style-name="L20">
        <text:list-item>
          <text:p text:style-name="P31">Entwicklungsrechner Bildschirm kaputt</text:p>
        </text:list-item>
      </text:list>
      <text:p text:style-name="P5"/>
      <text:p text:style-name="P14">Ziele:</text:p>
      <text:list xml:id="list1083196742" text:style-name="L21">
        <text:list-item>
          <text:p text:style-name="P17">erstere Prototyp </text:p>
        </text:list-item>
      </text:list>
      <text:p text:style-name="P14"/>
      <text:p text:style-name="P14"/>
      <text:p text:style-name="P27">Backend</text:p>
      <text:p text:style-name="P14"/>
      <text:p text:style-name="P14">Getan:</text:p>
      <text:list xml:id="list4194946441" text:style-name="L22">
        <text:list-item>
          <text:p text:style-name="P18">Swagger UI einbinden</text:p>
        </text:list-item>
        <text:list-item>
          <text:p text:style-name="P32">Entities programmiert</text:p>
        </text:list-item>
        <text:list-item>
          <text:p text:style-name="P18">weitere REST Controller programmieren </text:p>
        </text:list-item>
      </text:list>
      <text:p text:style-name="P14"/>
      <text:p text:style-name="P14">Ziel:</text:p>
      <text:list xml:id="list143236368089183" text:continue-numbering="true" text:style-name="L22">
        <text:list-item>
          <text:p text:style-name="P32">restliche Rest Controller programmieren</text:p>
        </text:list-item>
        <text:list-item>
          <text:p text:style-name="P32">für Testphase des Frontend Webservice lauffähig als jar Datei bereitstellen </text:p>
        </text:list-item>
        <text:list-item>
          <text:p text:style-name="P29"><text:span text:style-name="T1">Securtiy Features implementieren </text:span></text:p>
        </text:list-item>
      </text:list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oft-page-break/><text:span text:style-name="T1"/></text:p>
      <text:p text:style-name="P28"><text:span text:style-name="T1"/></text:p>
      <text:p text:style-name="P5"><text:span text:style-name="T8">25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list xml:id="list1429218003" text:style-name="L24">
        <text:list-item>
          <text:p text:style-name="P36">Webservice auf anderen Entwicklungsrechner zum laufen bringen</text:p>
        </text:list-item>
      </text:list>
      <text:list xml:id="list2180894146" text:style-name="L31">
        <text:list-header>
          <text:p text:style-name="P19"/>
        </text:list-header>
      </text:list>
      <text:p text:style-name="P27">Frontend</text:p>
      <text:p text:style-name="P14"/>
      <text:p text:style-name="P14">Getan:</text:p>
      <text:list xml:id="list576999874" text:style-name="L32">
        <text:list-item>
          <text:p text:style-name="P37">JSON to QTTreeWidgetItem parser</text:p>
        </text:list-item>
        <text:list-item>
          <text:p text:style-name="P37">Gesamte GUI überarbeitet</text:p>
        </text:list-item>
      </text:list>
      <text:p text:style-name="P5"/>
      <text:p text:style-name="P43">Problem:</text:p>
      <text:list xml:id="list2030499685" text:style-name="L33">
        <text:list-item>
          <text:p text:style-name="P38">beim auf und einklappen des TreeViews wird einer recieve ausgeführt</text:p>
        </text:list-item>
      </text:list>
      <text:p text:style-name="P5"/>
      <text:p text:style-name="P14">Ziele:</text:p>
      <text:list xml:id="list1443382940" text:style-name="L34">
        <text:list-item>
          <text:p text:style-name="P39">REST API Anbindung finalisieren </text:p>
        </text:list-item>
        <text:list-item>
          <text:p text:style-name="P39">Pointer aufräumen </text:p>
        </text:list-item>
        <text:list-item>
          <text:p text:style-name="P39">CRUD Operationen ins Frontend einbauen</text:p>
          <text:p text:style-name="P20"/>
        </text:list-item>
      </text:list>
      <text:p text:style-name="P27">Backend</text:p>
      <text:p text:style-name="P14"/>
      <text:p text:style-name="P14">Getan:</text:p>
      <text:list xml:id="list3857381621" text:style-name="L35">
        <text:list-item>
          <text:p text:style-name="P40">Security Features implementiert</text:p>
        </text:list-item>
        <text:list-item>
          <text:p text:style-name="P40">Service Layer eingebaut</text:p>
        </text:list-item>
        <text:list-item>
          <text:p text:style-name="P40">Datenbankuser angelegt</text:p>
        </text:list-item>
      </text:list>
      <text:p text:style-name="P14"/>
      <text:p text:style-name="P14">Ziel:</text:p>
      <text:list xml:id="list1291451551" text:style-name="L36">
        <text:list-item>
          <text:p text:style-name="P41">Security Features überarbeiten, da sie noch nicht voll funktionstüchtig ist</text:p>
        </text:list-item>
        <text:list-item>
          <text:p text:style-name="P41">Install Script schreiben</text:p>
        </text:list-item>
      </text:list>
      <text:p text:style-name="P43"/>
      <text:p text:style-name="P43">Probleme:</text:p>
      <text:list xml:id="list484715017" text:style-name="L37">
        <text:list-item>
          <text:p text:style-name="P42">Zeitzonen werden auf Mysql Windows Instanzen nicht richtig geladen</text:p>
        </text:list-item>
        <text:list-item>
          <text:p text:style-name="P35"><text:span text:style-name="T1">User kann sich selbst editieren und sich somit selbst Admin rechte geben</text:span></text:p>
        </text:list-item>
      </text:list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oft-page-break/><text:span text:style-name="T1"/></text:p>
      <text:p text:style-name="P34"><text:span text:style-name="T1"/></text:p>
      <text:p text:style-name="P5"><text:span text:style-name="T8">26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list xml:id="list1038323743" text:style-name="L39">
        <text:list-item>
          <text:p text:style-name="P52">gemeinsames testen der Applikationen </text:p>
        </text:list-item>
      </text:list>
      <text:list xml:id="list82963691" text:style-name="L46">
        <text:list-header>
          <text:p text:style-name="P21"/>
        </text:list-header>
      </text:list>
      <text:p text:style-name="P27">Frontend</text:p>
      <text:p text:style-name="P14"/>
      <text:p text:style-name="P14">Getan:</text:p>
      <text:list xml:id="list4138815784" text:style-name="L47">
        <text:list-item>
          <text:p text:style-name="P48">REST API Anbin<text:span text:style-name="T9">d</text:span>ung READ und Update implementiert</text:p>
        </text:list-item>
        <text:list-item>
          <text:p text:style-name="P48">Login in die GUI eingebaut</text:p>
        </text:list-item>
      </text:list>
      <text:p text:style-name="P5"/>
      <text:p text:style-name="P43">Problem:</text:p>
      <text:list xml:id="list3470278906" text:style-name="L48">
        <text:list-item>
          <text:p text:style-name="P54">asynchrones Responses der REST API hat Probleme verursacht, wurden aber erfolgreich gelöst</text:p>
        </text:list-item>
      </text:list>
      <text:p text:style-name="P5"/>
      <text:p text:style-name="P14">Ziele:</text:p>
      <text:list xml:id="list3534174627" text:style-name="L49">
        <text:list-item>
          <text:p text:style-name="P49">Create und Delete Operationen ausführen</text:p>
          <text:p text:style-name="P22"/>
        </text:list-item>
      </text:list>
      <text:p text:style-name="P27">Backend</text:p>
      <text:p text:style-name="P14"/>
      <text:p text:style-name="P14">Getan:</text:p>
      <text:list xml:id="list3109889010" text:style-name="L50">
        <text:list-item>
          <text:p text:style-name="P44">Security Features überarbeite<text:span text:style-name="T9">t</text:span></text:p>
        </text:list-item>
        <text:list-item>
          <text:p text:style-name="P50">Aufbau des Install Scripts festgelegt </text:p>
        </text:list-item>
      </text:list>
      <text:p text:style-name="P14"/>
      <text:p text:style-name="P14">Ziel:</text:p>
      <text:list xml:id="list46549183" text:style-name="L51">
        <text:list-item>
          <text:p text:style-name="P45">Install Script schreiben</text:p>
        </text:list-item>
      </text:list>
      <text:p text:style-name="P43"/>
      <text:p text:style-name="P43">Probleme:</text:p>
      <text:list xml:id="list3720803809" text:style-name="L52">
        <text:list-item>
          <text:p text:style-name="P47"><text:span text:style-name="T1">default Security Implementation von Spring boot hat in den ersten Versuchen nicht mit unseren gewünschten Permission System harmoniert, <text:s/>gelöst durch eine eigenen Implementation die die User Permissions prüft. Das ist jetzt nicht die eleganteste Umsetzung aber auch nicht die schlecht. ==&gt; <text:s/>Falls am Ende des Projektes noch Zeit bleibt kann das Permission System evtl. noch so implementiert werden, das die entsprechenden Spring Security Klassen überschrieben werden. </text:span></text:p>
        </text:list-item>
      </text:list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oft-page-break/><text:span text:style-name="T1"/></text:p>
      <text:p text:style-name="P46"><text:span text:style-name="T1"/></text:p>
      <text:p text:style-name="P5"><text:span text:style-name="T8">27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list xml:id="list405777366" text:style-name="L54">
        <text:list-item>
          <text:p text:style-name="P53">gemeinsames testen der Applikationen </text:p>
        </text:list-item>
      </text:list>
      <text:list xml:id="list3637016653" text:style-name="L61">
        <text:list-header>
          <text:p text:style-name="P23"/>
        </text:list-header>
      </text:list>
      <text:p text:style-name="P27">Frontend</text:p>
      <text:p text:style-name="P14"/>
      <text:p text:style-name="P14">Getan:</text:p>
      <text:list xml:id="list2347349417" text:style-name="L62">
        <text:list-item>
          <text:p text:style-name="P51">REST API Anbin<text:span text:style-name="T9">d</text:span>ung <text:span text:style-name="T10">Create</text:span> und <text:span text:style-name="T10">Delete</text:span> implementiert</text:p>
        </text:list-item>
        <text:list-item>
          <text:p text:style-name="P57">Server Auswahl im Loginfenster hinzugefügt</text:p>
        </text:list-item>
        <text:list-item>
          <text:p text:style-name="P57">Refactoring</text:p>
        </text:list-item>
      </text:list>
      <text:p text:style-name="P5"/>
      <text:p text:style-name="P43">Problem:</text:p>
      <text:list xml:id="list675696641" text:style-name="L63">
        <text:list-item>
          <text:p text:style-name="P58">Editieren des Trees löst das ChangeItem Signal aus. Beim löschen und neu bauen sorgt dieser Signal aber für Segfaults → Lösung: Signale werden beim löschen und neu bauen manuell blockiert</text:p>
        </text:list-item>
      </text:list>
      <text:p text:style-name="P5"/>
      <text:p text:style-name="P14">Ziele:</text:p>
      <text:list xml:id="list411237852" text:style-name="L64">
        <text:list-item>
          <text:p text:style-name="P59">Install exe mit benötigten Bibliotheken für PlugAndPlay erstellen</text:p>
        </text:list-item>
        <text:list-item>
          <text:p text:style-name="P59">Code kommentieren</text:p>
          <text:p text:style-name="P24"/>
        </text:list-item>
      </text:list>
      <text:p text:style-name="P27">Backend</text:p>
      <text:p text:style-name="P14"/>
      <text:p text:style-name="P14">Getan:</text:p>
      <text:list xml:id="list1131851165" text:style-name="L65">
        <text:list-item>
          <text:p text:style-name="P60">Erstellung des Installscripts (Datenbank + Webservice)</text:p>
        </text:list-item>
      </text:list>
      <text:p text:style-name="P14"/>
      <text:p text:style-name="P14">Ziel:</text:p>
      <text:list xml:id="list408197736" text:style-name="L66">
        <text:list-item>
          <text:p text:style-name="P61">Jar als Exe zu packen für die Windowsinstallation</text:p>
        </text:list-item>
        <text:list-item>
          <text:p text:style-name="P61">Readme /Dokumentation</text:p>
        </text:list-item>
      </text:list>
      <text:p text:style-name="P43"/>
      <text:p text:style-name="P43">Probleme:</text:p>
      <text:list xml:id="list327607378" text:style-name="L67">
        <text:list-item>
          <text:p text:style-name="P56"><text:span text:style-name="T1">Powershell core kann nicht per default Methode Securestrings auslesen, workaround gefunden</text:span></text:p>
        </text:list-item>
      </text:list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pan text:style-name="T1"/></text:p>
      <text:p text:style-name="P55"><text:soft-page-break/><text:span text:style-name="T1"/></text:p>
      <text:p text:style-name="P55"><text:span text:style-name="T1"/></text:p>
      <text:p text:style-name="P5"><text:span text:style-name="T8">28</text:span>.02.2019</text:p>
      <text:p text:style-name="P14">Daily Scrum metting</text:p>
      <text:p text:style-name="P14"/>
      <text:p text:style-name="P14"/>
      <text:p text:style-name="P27">Allgemein</text:p>
      <text:p text:style-name="P14"/>
      <text:p text:style-name="P14">Getan:</text:p>
      <text:list xml:id="list975492864" text:style-name="L69">
        <text:list-item>
          <text:p text:style-name="P65">Vorstellen des Projektes vor dem Productowner</text:p>
        </text:list-item>
      </text:list>
      <text:list xml:id="list3524885869" text:style-name="L76">
        <text:list-header>
          <text:p text:style-name="P25"/>
        </text:list-header>
      </text:list>
      <text:p text:style-name="P27">Frontend</text:p>
      <text:p text:style-name="P14"/>
      <text:p text:style-name="P14">Getan:</text:p>
      <text:list xml:id="list4047752050" text:style-name="L77">
        <text:list-item>
          <text:p text:style-name="P66">NULL Json values werden als leerer String verstanden</text:p>
        </text:list-item>
        <text:list-item>
          <text:p text:style-name="P66">Code kommentiert</text:p>
        </text:list-item>
        <text:list-item>
          <text:p text:style-name="P66">Windows depoyment erstellt</text:p>
        </text:list-item>
      </text:list>
      <text:p text:style-name="P5"/>
      <text:p text:style-name="P43">Problem:</text:p>
      <text:list xml:id="list3245241762" text:style-name="L78">
        <text:list-item>
          <text:p text:style-name="P67">keine</text:p>
        </text:list-item>
      </text:list>
      <text:p text:style-name="P5"/>
      <text:p text:style-name="P14">Ziele:</text:p>
      <text:list xml:id="list4133250579" text:style-name="L79">
        <text:list-item>
          <text:p text:style-name="P68">Dokumentation</text:p>
        </text:list-item>
        <text:list-item>
          <text:p text:style-name="P68">Kommentierung fertigstellen</text:p>
        </text:list-item>
        <text:list-item>
          <text:p text:style-name="P68">Debug und Deadcode entfernen</text:p>
        </text:list-item>
        <text:list-item>
          <text:p text:style-name="P68">Deployment auf <text:span text:style-name="T11">S</text:span>chulrechner testen</text:p>
          <text:p text:style-name="P26"/>
        </text:list-item>
      </text:list>
      <text:p text:style-name="P27">Backend</text:p>
      <text:p text:style-name="P14"/>
      <text:p text:style-name="P14">Getan:</text:p>
      <text:list xml:id="list1799704258" text:style-name="L80">
        <text:list-item>
          <text:p text:style-name="P69">Code kommentiert</text:p>
        </text:list-item>
      </text:list>
      <text:p text:style-name="P14"/>
      <text:p text:style-name="P14">Ziel:</text:p>
      <text:list xml:id="list1117675643" text:style-name="L81">
        <text:list-item>
          <text:p text:style-name="P62">Jar als Exe zu packen für die Windowsinstallation</text:p>
        </text:list-item>
        <text:list-item>
          <text:p text:style-name="P62">Readme /Dokumentation</text:p>
        </text:list-item>
        <text:list-item>
          <text:p text:style-name="P70">Installscript neu schreiben (java/groovy)</text:p>
        </text:list-item>
      </text:list>
      <text:p text:style-name="P43"/>
      <text:p text:style-name="P43">Probleme:</text:p>
      <text:list xml:id="list4273242108" text:style-name="L82">
        <text:list-item>
          <text:p text:style-name="P64"><text:span text:style-name="T1">Powershell script kann nicht an Schulrechnern ausgeführt werden, da dependencies fehlen →</text:span><text:span text:style-name="T4"> install script in java/groovy schreiben</text:span></text:p>
        </text:list-item>
      </text:list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oft-page-break/><text:span text:style-name="T4"/></text:p>
      <text:p text:style-name="P63"><text:span text:style-name="T4"/></text:p>
      <text:h text:style-name="P79" text:outline-level="1">Fazit:</text:h>
      <text:p text:style-name="P72">Das Projekt war eine interessante Erfahrung. Besonders das Ausprobieren von neuen Strukturen und Methodiken (Frontend: Anbindung an Datenbank, Asynchrone Aufrufe von Http-Requests; Backend: Spring Framework, Möglichkeiten von Reflection) war eine Lernreiche Erfahrung.</text:p>
      <text:p text:style-name="P72">Das Projekt selber war leider deutlich zu Ehrgeizig für 2 Wochen in der Prüfungsphase. Es gab viele Ideen die auf der Strecke geblieben sind, nur um die Grundfunktionalität zu gewährleisten.<text:line-break/>Trotz Wochenendarbeit und Zusatzarbeit am Nachmittag und Abend wurde keine komplett dynamische Datenbank Administrationssoftware kreiert.</text:p>
      <text:p text:style-name="P72">Uns wurde auch bewusst wie wichtig eine klare Projektdefinition am Anfang des Projekts ist.<text:line-break/>Trotz täglicher Scrum Meetings wurden Probleme des dynamischen Aufbaus zu spät erkannt. (z.B. Metadaten der Datenbank, Dynamische Veränderung von Primary Keys)</text:p>
      <text:p text:style-name="P72">Letztendlich <text:span text:style-name="T12">ist trotzdem ein interessantes Stück Software entstanden, bei dem wir einiges gelernt haben.</text:span></text:p>
      <text:p text:style-name="P73">Das Konzept von einer konkreten Datenbank immer abstrakter zu werden ist erkennbar und es wurden viele Spannende Konzepte Umgesetzt.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><text:span text:style-name="T13"/></text:p>
      <text:p text:style-name="P74"/>
      <text:p text:style-name="P74"><text:span text:style-name="T13">_______________________ <text:s text:c="72"/>_______________________ <text:s text:c="4"/></text:span></text:p>
      <text:p text:style-name="P74"><text:span text:style-name="T13">Adrian Beutler <text:s text:c="94"/>Alexander Grümb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3-01T14:27:55.746000000</dc:date>
    <meta:editing-duration>PT12M53S</meta:editing-duration>
    <meta:editing-cycles>2</meta:editing-cycles>
    <meta:document-statistic meta:table-count="0" meta:image-count="0" meta:object-count="0" meta:page-count="9" meta:paragraph-count="200" meta:word-count="979" meta:character-count="6891" meta:non-whitespace-character-count="5986"/>
  </office:meta>
</office:document-meta>
</file>